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2.7mm"/>
    </style:style>
    <style:style style:name="co3" style:family="table-column">
      <style:table-column-properties fo:break-before="auto" style:column-width="58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fbf00" style:text-align-source="value-type" style:repeat-content="false"/>
      <style:paragraph-properties fo:margin-left="0mm"/>
    </style:style>
    <style:style style:name="ce6" style:family="table-cell" style:parent-style-name="Default">
      <style:text-properties fo:color="#2a6099"/>
    </style:style>
    <style:style style:name="ce7" style:family="table-cell" style:parent-style-name="Default">
      <style:table-cell-properties fo:background-color="#ffa6a6"/>
    </style:style>
    <style:style style:name="ce8" style:family="table-cell" style:parent-style-name="Defaul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I TO-220 KCS Package item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R – Junction to case (C/W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D18502KCS (ACTIVE) 40V, N ch NexFET MOSFET™, single TO-220, 2.9mOhm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D18503KCS (ACTIVE) 40V, N ch NexFET MOSFET™, single TO-220, 4.5mOhm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D18504KCS (ACTIVE) 40V, N ch NexFET MOSFET™, single TO-220, 7mOhm 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D18510KCS (ACTIVE) 40V, N ch NexFET MOSFET™, single TO-220, 1.7mOhm 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D18511KCS (ACTIVE) 40V, N ch NexFET MOSFET™, single TO-220, 2.6mOhm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D18534KCS (ACTIVE) 60V, N ch NexFET MOSFET™, single TO-220, 9.5mOhm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D18537NKCS (ACTIVE) 60V, N ch NexFET MOSFET™, single TO-220, 14mOhm</text:p>
          </table:table-cell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D19534KCS (ACTIVE) 100V, N ch NexFET MOSFET™, single TO-220, 16.5mOhm 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M237 (ACTIVE) 3 Pin 1.5A Adjustable Negative Voltage Regul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ction to case (top)</text:p>
          </table:table-cell>
        </table:table-row>
        <table:table-row table:style-name="ro1">
          <table:table-cell/>
          <table:table-cell office:value-type="string" calcext:value-type="string">
            <text:p>LM337 (ACTIVE) 3 Pin 1.5A Adjustable Negative Voltage Regul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ction to case (top)</text:p>
          </table:table-cell>
        </table:table-row>
        <table:table-row table:style-name="ro2">
          <table:table-cell/>
          <table:table-cell office:value-type="string" calcext:value-type="string">
            <text:p/>
            <text:p>TL750L (ACTIVE) 150-mA, 30-V, Low-Dropout Voltage Regulator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  <text:p>TL750M (ACTIVE) 750-mA, 26-V Low Dropout Voltage Regulators 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780 (ACTIVE) 1.5-A Positive Voltage Regulato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Use Junction to case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/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e to sink</text:p>
          </table:table-cell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C/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k to ambien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/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 V drop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 currant</text:p>
          </table:table-cell>
          <table:table-cell table:style-name="ce5"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</text:p>
          </table:table-cell>
          <table:table-cell table:style-name="ce6" table:formula="of:=[.C24]*[.C23]/1000"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bient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unctions temperature</text:p>
          </table:table-cell>
          <table:table-cell table:style-name="ce8" table:formula="of:=[.C26]+(SUM([.C20:.C22])*[.C25])" office:value-type="float" office:value="125" calcext:value-type="float">
            <text:p>125</text:p>
          </table:table-cell>
          <table:table-cell table:style-name="ce1" office:value-type="string" calcext:value-type="string">
            <text:p>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5:18:09.152826896</meta:creation-date>
    <dc:date>2019-08-24T20:38:14.685783496</dc:date>
    <meta:editing-duration>PT3H18M54S</meta:editing-duration>
    <meta:editing-cycles>1</meta:editing-cycles>
    <meta:generator>LibreOffice/6.2.5.2$Linux_X86_64 LibreOffice_project/20$Build-2</meta:generator>
    <meta:document-statistic meta:table-count="1" meta:cell-count="54" meta:object-count="0"/>
  </office:meta>
</office:document-meta>
</file>